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116666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ple" table:style-name="ta1">
        <table:table-column table:style-name="co1" table:default-cell-style-name="ce1"/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2">
          <table:table-cell/>
          <table:table-cell table:style-name="ce2"/>
          <table:table-cell office:value-type="string" table:style-name="ce3">
            <text:p>Example of Asymptotic Functional Analysis with a Third Order Polynomial</text:p>
          </table:table-cell>
          <table:table-cell table:number-columns-repeated="5" table:style-name="ce4"/>
          <table:table-cell table:number-columns-repeated="2" table:style-name="ce2"/>
          <table:table-cell table:number-columns-repeated="16374" table:style-name="ce1"/>
        </table:table-row>
        <table:table-row table:style-name="ro2">
          <table:table-cell/>
          <table:table-cell table:style-name="ce2"/>
          <table:table-cell table:style-name="ce4"/>
          <table:table-cell office:value-type="string" table:style-name="ce3">
            <text:p>How it behaves when scaling</text:p>
          </table:table-cell>
          <table:table-cell table:number-columns-repeated="4" table:style-name="ce4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f(n) =</text:p>
          </table:table-cell>
          <table:table-cell office:value-type="string" table:style-name="ce2">
            <text:p>a=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*n^3</text:p>
          </table:table-cell>
          <table:table-cell table:style-name="ce2"/>
          <table:table-cell office:value-type="string" table:style-name="ce2">
            <text:p>g(n)=</text:p>
          </table:table-cell>
          <table:table-cell office:value-type="float" office:value="1.5" table:style-name="ce2">
            <text:p>1.5</text:p>
          </table:table-cell>
          <table:table-cell office:value-type="string" table:style-name="ce2">
            <text:p>*n^3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b=</text:p>
          </table:table-cell>
          <table:table-cell office:value-type="float" office:value="-10" table:style-name="ce2">
            <text:p>-10</text:p>
          </table:table-cell>
          <table:table-cell office:value-type="string" table:style-name="ce2">
            <text:p>*n^2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c=</text:p>
          </table:table-cell>
          <table:table-cell office:value-type="float" office:value="-30" table:style-name="ce2">
            <text:p>-30</text:p>
          </table:table-cell>
          <table:table-cell office:value-type="string" table:style-name="ce2">
            <text:p>*n^1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-1000" table:style-name="ce2">
            <text:p>-1000</text:p>
          </table:table-cell>
          <table:table-cell office:value-type="string" table:style-name="ce2">
            <text:p>*n^0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5" table:style-name="ce2"/>
          <table:table-cell office:value-type="string" table:style-name="ce2">
            <text:p>g(n)=</text:p>
          </table:table-cell>
          <table:table-cell office:value-type="float" office:value="3.25" table:style-name="ce2">
            <text:p>3.25</text:p>
          </table:table-cell>
          <table:table-cell office:value-type="string" table:style-name="ce2">
            <text:p>*n^3</text:p>
          </table:table-cell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Big Omega</text:p>
          </table:table-cell>
          <table:table-cell office:value-type="string" table:style-name="ce2">
            <text:p>Big Oh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Lower Bound</text:p>
          </table:table-cell>
          <table:table-cell office:value-type="string" table:style-name="ce2">
            <text:p>Upper Bound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<text:s/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office:value-type="string" table:style-name="ce2">
            <text:p>N^3</text:p>
          </table:table-cell>
          <table:table-cell office:value-type="string" table:style-name="ce2">
            <text:p>f(n)</text:p>
          </table:table-cell>
          <table:table-cell table:style-name="ce2"/>
          <table:table-cell office:value-type="string" table:style-name="ce2">
            <text:p>c'g(n)</text:p>
          </table:table-cell>
          <table:table-cell office:value-type="string" table:style-name="ce2">
            <text:p>c''g(n)</text:p>
          </table:table-cell>
          <table:table-cell table:style-name="ce2"/>
          <table:table-cell office:value-type="string" table:style-name="ce1">
            <text:p>f(n) (01)</text:p>
          </table:table-cell>
          <table:table-cell office:value-type="string" table:style-name="ce2">
            <text:p>f(n) (02)</text:p>
          </table:table-cell>
          <table:table-cell office:value-type="string" table:style-name="ce2">
            <text:p>f(n) (03)</text:p>
          </table:table-cell>
          <table:table-cell office:value-type="string" table:style-name="ce2">
            <text:p>f(n) (04)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[.C15]*[.C15]" table:style-name="ce2">
            <text:p>1</text:p>
          </table:table-cell>
          <table:table-cell office:value-type="float" office:value="1" table:formula="of:=[.D15]*[.C15]" table:style-name="ce2">
            <text:p>1</text:p>
          </table:table-cell>
          <table:table-cell office:value-type="float" office:value="-1037" table:formula="of:=[.$D$5]*[.E15]+[.$D$6]*[.D15]+[.$D$7]*[.C15]+[.$D$8]*[.B15]" table:style-name="ce2">
            <text:p>-1037</text:p>
          </table:table-cell>
          <table:table-cell table:style-name="ce2"/>
          <table:table-cell office:value-type="float" office:value="1.5" table:formula="of:=[.$H$5]*[.E15]" table:style-name="ce5">
            <text:p>2</text:p>
          </table:table-cell>
          <table:table-cell office:value-type="float" office:value="3.25" table:formula="of:=[.$H$9]*[.E15]" table:style-name="ce5">
            <text:p>3</text:p>
          </table:table-cell>
          <table:table-cell table:style-name="ce2"/>
          <table:table-cell office:value-type="float" office:value="-1030" table:formula="of:=[.$D$7]*[.C15] + [.$D$8]*[.B15]" table:style-name="ce1">
            <text:p>-1030</text:p>
          </table:table-cell>
          <table:table-cell office:value-type="float" office:value="-1000" table:formula="of:=[.$D$7]*LOG([.C15]; 2)+[.$D$8]*[.B15]" table:style-name="ce1">
            <text:p>-1000</text:p>
          </table:table-cell>
          <table:table-cell office:value-type="float" office:value="-1000" table:formula="of:=[.$D$6] * [.C15] * LOG([.C15];2) + [.$D$7] * LOG([.C15];2) + [.$D$8] * [.B15]" table:style-name="ce1">
            <text:p>-1000</text:p>
          </table:table-cell>
          <table:table-cell office:value-type="float" office:value="-1040" table:formula="of:=[.$D$6] * [.D15] + [.$D$7] * [.C15] + [.$D$8] * [.B15]" table:style-name="ce1">
            <text:p>-10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formula="of:=[.C16]*[.C16]" table:style-name="ce2">
            <text:p>4</text:p>
          </table:table-cell>
          <table:table-cell office:value-type="float" office:value="8" table:formula="of:=[.D16]*[.C16]" table:style-name="ce2">
            <text:p>8</text:p>
          </table:table-cell>
          <table:table-cell office:value-type="float" office:value="-1076" table:formula="of:=[.$D$5]*[.E16]+[.$D$6]*[.D16]+[.$D$7]*[.C16]+[.$D$8]*[.B16]" table:style-name="ce2">
            <text:p>-1076</text:p>
          </table:table-cell>
          <table:table-cell table:style-name="ce2"/>
          <table:table-cell office:value-type="float" office:value="12" table:formula="of:=[.$H$5]*[.E16]" table:style-name="ce5">
            <text:p>12</text:p>
          </table:table-cell>
          <table:table-cell office:value-type="float" office:value="26" table:formula="of:=[.$H$9]*[.E16]" table:style-name="ce5">
            <text:p>26</text:p>
          </table:table-cell>
          <table:table-cell table:style-name="ce2"/>
          <table:table-cell office:value-type="float" office:value="-1060" table:formula="of:=[.$D$7]*[.C16] + [.$D$8]*[.B16]" table:style-name="ce1">
            <text:p>-1060</text:p>
          </table:table-cell>
          <table:table-cell office:value-type="float" office:value="-1030" table:formula="of:=[.$D$7]*LOG([.C16]; 2)+[.$D$8]*[.B16]" table:style-name="ce1">
            <text:p>-1030</text:p>
          </table:table-cell>
          <table:table-cell office:value-type="float" office:value="-1050" table:formula="of:=[.$D$6] * [.C16] * LOG([.C16];2) + [.$D$7] * LOG([.C16];2) + [.$D$8] * [.B16]" table:style-name="ce1">
            <text:p>-1050</text:p>
          </table:table-cell>
          <table:table-cell office:value-type="float" office:value="-1100" table:formula="of:=[.$D$6] * [.D16] + [.$D$7] * [.C16] + [.$D$8] * [.B16]" table:style-name="ce1">
            <text:p>-11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9" table:formula="of:=[.C17]*[.C17]" table:style-name="ce2">
            <text:p>9</text:p>
          </table:table-cell>
          <table:table-cell office:value-type="float" office:value="27" table:formula="of:=[.D17]*[.C17]" table:style-name="ce2">
            <text:p>27</text:p>
          </table:table-cell>
          <table:table-cell office:value-type="float" office:value="-1099" table:formula="of:=[.$D$5]*[.E17]+[.$D$6]*[.D17]+[.$D$7]*[.C17]+[.$D$8]*[.B17]" table:style-name="ce2">
            <text:p>-1099</text:p>
          </table:table-cell>
          <table:table-cell table:style-name="ce2"/>
          <table:table-cell office:value-type="float" office:value="40.5" table:formula="of:=[.$H$5]*[.E17]" table:style-name="ce5">
            <text:p>41</text:p>
          </table:table-cell>
          <table:table-cell office:value-type="float" office:value="87.75" table:formula="of:=[.$H$9]*[.E17]" table:style-name="ce5">
            <text:p>88</text:p>
          </table:table-cell>
          <table:table-cell table:style-name="ce2"/>
          <table:table-cell office:value-type="float" office:value="-1090" table:formula="of:=[.$D$7]*[.C17] + [.$D$8]*[.B17]" table:style-name="ce1">
            <text:p>-1090</text:p>
          </table:table-cell>
          <table:table-cell office:value-type="float" office:value="-1047.5488750216348" table:formula="of:=[.$D$7]*LOG([.C17]; 2)+[.$D$8]*[.B17]" table:style-name="ce1">
            <text:p>-1047.548875</text:p>
          </table:table-cell>
          <table:table-cell office:value-type="float" office:value="-1095.0977500432693" table:formula="of:=[.$D$6] * [.C17] * LOG([.C17];2) + [.$D$7] * LOG([.C17];2) + [.$D$8] * [.B17]" table:style-name="ce1">
            <text:p>-1095.09775</text:p>
          </table:table-cell>
          <table:table-cell office:value-type="float" office:value="-1180" table:formula="of:=[.$D$6] * [.D17] + [.$D$7] * [.C17] + [.$D$8] * [.B17]" table:style-name="ce1">
            <text:p>-11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6" table:formula="of:=[.C18]*[.C18]" table:style-name="ce2">
            <text:p>16</text:p>
          </table:table-cell>
          <table:table-cell office:value-type="float" office:value="64" table:formula="of:=[.D18]*[.C18]" table:style-name="ce2">
            <text:p>64</text:p>
          </table:table-cell>
          <table:table-cell office:value-type="float" office:value="-1088" table:formula="of:=[.$D$5]*[.E18]+[.$D$6]*[.D18]+[.$D$7]*[.C18]+[.$D$8]*[.B18]" table:style-name="ce2">
            <text:p>-1088</text:p>
          </table:table-cell>
          <table:table-cell table:style-name="ce2"/>
          <table:table-cell office:value-type="float" office:value="96" table:formula="of:=[.$H$5]*[.E18]" table:style-name="ce5">
            <text:p>96</text:p>
          </table:table-cell>
          <table:table-cell office:value-type="float" office:value="208" table:formula="of:=[.$H$9]*[.E18]" table:style-name="ce5">
            <text:p>208</text:p>
          </table:table-cell>
          <table:table-cell table:style-name="ce2"/>
          <table:table-cell office:value-type="float" office:value="-1120" table:formula="of:=[.$D$7]*[.C18] + [.$D$8]*[.B18]" table:style-name="ce1">
            <text:p>-1120</text:p>
          </table:table-cell>
          <table:table-cell office:value-type="float" office:value="-1060" table:formula="of:=[.$D$7]*LOG([.C18]; 2)+[.$D$8]*[.B18]" table:style-name="ce1">
            <text:p>-1060</text:p>
          </table:table-cell>
          <table:table-cell office:value-type="float" office:value="-1140" table:formula="of:=[.$D$6] * [.C18] * LOG([.C18];2) + [.$D$7] * LOG([.C18];2) + [.$D$8] * [.B18]" table:style-name="ce1">
            <text:p>-1140</text:p>
          </table:table-cell>
          <table:table-cell office:value-type="float" office:value="-1280" table:formula="of:=[.$D$6] * [.D18] + [.$D$7] * [.C18] + [.$D$8] * [.B18]" table:style-name="ce1">
            <text:p>-12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5" table:formula="of:=[.C19]*[.C19]" table:style-name="ce2">
            <text:p>25</text:p>
          </table:table-cell>
          <table:table-cell office:value-type="float" office:value="125" table:formula="of:=[.D19]*[.C19]" table:style-name="ce2">
            <text:p>125</text:p>
          </table:table-cell>
          <table:table-cell office:value-type="float" office:value="-1025" table:formula="of:=[.$D$5]*[.E19]+[.$D$6]*[.D19]+[.$D$7]*[.C19]+[.$D$8]*[.B19]" table:style-name="ce2">
            <text:p>-1025</text:p>
          </table:table-cell>
          <table:table-cell table:style-name="ce2"/>
          <table:table-cell office:value-type="float" office:value="187.5" table:formula="of:=[.$H$5]*[.E19]" table:style-name="ce5">
            <text:p>188</text:p>
          </table:table-cell>
          <table:table-cell office:value-type="float" office:value="406.25" table:formula="of:=[.$H$9]*[.E19]" table:style-name="ce5">
            <text:p>406</text:p>
          </table:table-cell>
          <table:table-cell table:style-name="ce2"/>
          <table:table-cell office:value-type="float" office:value="-1150" table:formula="of:=[.$D$7]*[.C19] + [.$D$8]*[.B19]" table:style-name="ce1">
            <text:p>-1150</text:p>
          </table:table-cell>
          <table:table-cell office:value-type="float" office:value="-1069.657842846621" table:formula="of:=[.$D$7]*LOG([.C19]; 2)+[.$D$8]*[.B19]" table:style-name="ce1">
            <text:p>-1069.657843</text:p>
          </table:table-cell>
          <table:table-cell office:value-type="float" office:value="-1185.7542475909891" table:formula="of:=[.$D$6] * [.C19] * LOG([.C19];2) + [.$D$7] * LOG([.C19];2) + [.$D$8] * [.B19]" table:style-name="ce1">
            <text:p>-1185.754248</text:p>
          </table:table-cell>
          <table:table-cell office:value-type="float" office:value="-1400" table:formula="of:=[.$D$6] * [.D19] + [.$D$7] * [.C19] + [.$D$8] * [.B19]" table:style-name="ce1">
            <text:p>-14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6" table:formula="of:=[.C20]*[.C20]" table:style-name="ce2">
            <text:p>36</text:p>
          </table:table-cell>
          <table:table-cell office:value-type="float" office:value="216" table:formula="of:=[.D20]*[.C20]" table:style-name="ce2">
            <text:p>216</text:p>
          </table:table-cell>
          <table:table-cell office:value-type="float" office:value="-892" table:formula="of:=[.$D$5]*[.E20]+[.$D$6]*[.D20]+[.$D$7]*[.C20]+[.$D$8]*[.B20]" table:style-name="ce2">
            <text:p>-892</text:p>
          </table:table-cell>
          <table:table-cell table:style-name="ce2"/>
          <table:table-cell office:value-type="float" office:value="324" table:formula="of:=[.$H$5]*[.E20]" table:style-name="ce5">
            <text:p>324</text:p>
          </table:table-cell>
          <table:table-cell office:value-type="float" office:value="702" table:formula="of:=[.$H$9]*[.E20]" table:style-name="ce5">
            <text:p>702</text:p>
          </table:table-cell>
          <table:table-cell table:style-name="ce2"/>
          <table:table-cell office:value-type="float" office:value="-1180" table:formula="of:=[.$D$7]*[.C20] + [.$D$8]*[.B20]" table:style-name="ce1">
            <text:p>-1180</text:p>
          </table:table-cell>
          <table:table-cell office:value-type="float" office:value="-1077.5488750216348" table:formula="of:=[.$D$7]*LOG([.C20]; 2)+[.$D$8]*[.B20]" table:style-name="ce1">
            <text:p>-1077.548875</text:p>
          </table:table-cell>
          <table:table-cell office:value-type="float" office:value="-1232.6466250649041" table:formula="of:=[.$D$6] * [.C20] * LOG([.C20];2) + [.$D$7] * LOG([.C20];2) + [.$D$8] * [.B20]" table:style-name="ce1">
            <text:p>-1232.646625</text:p>
          </table:table-cell>
          <table:table-cell office:value-type="float" office:value="-1540" table:formula="of:=[.$D$6] * [.D20] + [.$D$7] * [.C20] + [.$D$8] * [.B20]" table:style-name="ce1">
            <text:p>-15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9" table:formula="of:=[.C21]*[.C21]" table:style-name="ce2">
            <text:p>49</text:p>
          </table:table-cell>
          <table:table-cell office:value-type="float" office:value="343" table:formula="of:=[.D21]*[.C21]" table:style-name="ce2">
            <text:p>343</text:p>
          </table:table-cell>
          <table:table-cell office:value-type="float" office:value="-671" table:formula="of:=[.$D$5]*[.E21]+[.$D$6]*[.D21]+[.$D$7]*[.C21]+[.$D$8]*[.B21]" table:style-name="ce2">
            <text:p>-671</text:p>
          </table:table-cell>
          <table:table-cell table:style-name="ce2"/>
          <table:table-cell office:value-type="float" office:value="514.5" table:formula="of:=[.$H$5]*[.E21]" table:style-name="ce5">
            <text:p>515</text:p>
          </table:table-cell>
          <table:table-cell office:value-type="float" office:value="1114.75" table:formula="of:=[.$H$9]*[.E21]" table:style-name="ce5">
            <text:p>1115</text:p>
          </table:table-cell>
          <table:table-cell table:style-name="ce2"/>
          <table:table-cell office:value-type="float" office:value="-1210" table:formula="of:=[.$D$7]*[.C21] + [.$D$8]*[.B21]" table:style-name="ce1">
            <text:p>-1210</text:p>
          </table:table-cell>
          <table:table-cell office:value-type="float" office:value="-1084.2206476617282" table:formula="of:=[.$D$7]*LOG([.C21]; 2)+[.$D$8]*[.B21]" table:style-name="ce1">
            <text:p>-1084.220648</text:p>
          </table:table-cell>
          <table:table-cell office:value-type="float" office:value="-1280.7354922057605" table:formula="of:=[.$D$6] * [.C21] * LOG([.C21];2) + [.$D$7] * LOG([.C21];2) + [.$D$8] * [.B21]" table:style-name="ce1">
            <text:p>-1280.735492</text:p>
          </table:table-cell>
          <table:table-cell office:value-type="float" office:value="-1700" table:formula="of:=[.$D$6] * [.D21] + [.$D$7] * [.C21] + [.$D$8] * [.B21]" table:style-name="ce1">
            <text:p>-17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64" table:formula="of:=[.C22]*[.C22]" table:style-name="ce2">
            <text:p>64</text:p>
          </table:table-cell>
          <table:table-cell office:value-type="float" office:value="512" table:formula="of:=[.D22]*[.C22]" table:style-name="ce2">
            <text:p>512</text:p>
          </table:table-cell>
          <table:table-cell office:value-type="float" office:value="-344" table:formula="of:=[.$D$5]*[.E22]+[.$D$6]*[.D22]+[.$D$7]*[.C22]+[.$D$8]*[.B22]" table:style-name="ce2">
            <text:p>-344</text:p>
          </table:table-cell>
          <table:table-cell table:style-name="ce2"/>
          <table:table-cell office:value-type="float" office:value="768" table:formula="of:=[.$H$5]*[.E22]" table:style-name="ce5">
            <text:p>768</text:p>
          </table:table-cell>
          <table:table-cell office:value-type="float" office:value="1664" table:formula="of:=[.$H$9]*[.E22]" table:style-name="ce5">
            <text:p>1664</text:p>
          </table:table-cell>
          <table:table-cell table:style-name="ce2"/>
          <table:table-cell office:value-type="float" office:value="-1240" table:formula="of:=[.$D$7]*[.C22] + [.$D$8]*[.B22]" table:style-name="ce1">
            <text:p>-1240</text:p>
          </table:table-cell>
          <table:table-cell office:value-type="float" office:value="-1090" table:formula="of:=[.$D$7]*LOG([.C22]; 2)+[.$D$8]*[.B22]" table:style-name="ce1">
            <text:p>-1090</text:p>
          </table:table-cell>
          <table:table-cell office:value-type="float" office:value="-1330" table:formula="of:=[.$D$6] * [.C22] * LOG([.C22];2) + [.$D$7] * LOG([.C22];2) + [.$D$8] * [.B22]" table:style-name="ce1">
            <text:p>-1330</text:p>
          </table:table-cell>
          <table:table-cell office:value-type="float" office:value="-1880" table:formula="of:=[.$D$6] * [.D22] + [.$D$7] * [.C22] + [.$D$8] * [.B22]" table:style-name="ce1">
            <text:p>-18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81" table:formula="of:=[.C23]*[.C23]" table:style-name="ce2">
            <text:p>81</text:p>
          </table:table-cell>
          <table:table-cell office:value-type="float" office:value="729" table:formula="of:=[.D23]*[.C23]" table:style-name="ce2">
            <text:p>729</text:p>
          </table:table-cell>
          <table:table-cell office:value-type="float" office:value="107" table:formula="of:=[.$D$5]*[.E23]+[.$D$6]*[.D23]+[.$D$7]*[.C23]+[.$D$8]*[.B23]" table:style-name="ce2">
            <text:p>107</text:p>
          </table:table-cell>
          <table:table-cell table:style-name="ce2"/>
          <table:table-cell office:value-type="float" office:value="1093.5" table:formula="of:=[.$H$5]*[.E23]" table:style-name="ce5">
            <text:p>1094</text:p>
          </table:table-cell>
          <table:table-cell office:value-type="float" office:value="2369.25" table:formula="of:=[.$H$9]*[.E23]" table:style-name="ce5">
            <text:p>2369</text:p>
          </table:table-cell>
          <table:table-cell table:style-name="ce2"/>
          <table:table-cell office:value-type="float" office:value="-1270" table:formula="of:=[.$D$7]*[.C23] + [.$D$8]*[.B23]" table:style-name="ce1">
            <text:p>-1270</text:p>
          </table:table-cell>
          <table:table-cell office:value-type="float" office:value="-1095.0977500432693" table:formula="of:=[.$D$7]*LOG([.C23]; 2)+[.$D$8]*[.B23]" table:style-name="ce1">
            <text:p>-1095.09775</text:p>
          </table:table-cell>
          <table:table-cell office:value-type="float" office:value="-1380.3910001730774" table:formula="of:=[.$D$6] * [.C23] * LOG([.C23];2) + [.$D$7] * LOG([.C23];2) + [.$D$8] * [.B23]" table:style-name="ce1">
            <text:p>-1380.391</text:p>
          </table:table-cell>
          <table:table-cell office:value-type="float" office:value="-2080" table:formula="of:=[.$D$6] * [.D23] + [.$D$7] * [.C23] + [.$D$8] * [.B23]" table:style-name="ce1">
            <text:p>-20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[.C24]*[.C24]" table:style-name="ce2">
            <text:p>100</text:p>
          </table:table-cell>
          <table:table-cell office:value-type="float" office:value="1000" table:formula="of:=[.D24]*[.C24]" table:style-name="ce2">
            <text:p>1000</text:p>
          </table:table-cell>
          <table:table-cell office:value-type="float" office:value="700" table:formula="of:=[.$D$5]*[.E24]+[.$D$6]*[.D24]+[.$D$7]*[.C24]+[.$D$8]*[.B24]" table:style-name="ce2">
            <text:p>700</text:p>
          </table:table-cell>
          <table:table-cell table:style-name="ce2"/>
          <table:table-cell office:value-type="float" office:value="1500" table:formula="of:=[.$H$5]*[.E24]" table:style-name="ce5">
            <text:p>1500</text:p>
          </table:table-cell>
          <table:table-cell office:value-type="float" office:value="3250" table:formula="of:=[.$H$9]*[.E24]" table:style-name="ce5">
            <text:p>3250</text:p>
          </table:table-cell>
          <table:table-cell table:style-name="ce2"/>
          <table:table-cell office:value-type="float" office:value="-1300" table:formula="of:=[.$D$7]*[.C24] + [.$D$8]*[.B24]" table:style-name="ce1">
            <text:p>-1300</text:p>
          </table:table-cell>
          <table:table-cell office:value-type="float" office:value="-1099.657842846621" table:formula="of:=[.$D$7]*LOG([.C24]; 2)+[.$D$8]*[.B24]" table:style-name="ce1">
            <text:p>-1099.657843</text:p>
          </table:table-cell>
          <table:table-cell office:value-type="float" office:value="-1431.8506523353572" table:formula="of:=[.$D$6] * [.C24] * LOG([.C24];2) + [.$D$7] * LOG([.C24];2) + [.$D$8] * [.B24]" table:style-name="ce1">
            <text:p>-1431.850652</text:p>
          </table:table-cell>
          <table:table-cell office:value-type="float" office:value="-2300" table:formula="of:=[.$D$6] * [.D24] + [.$D$7] * [.C24] + [.$D$8] * [.B24]" table:style-name="ce1">
            <text:p>-23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21" table:formula="of:=[.C25]*[.C25]" table:style-name="ce2">
            <text:p>121</text:p>
          </table:table-cell>
          <table:table-cell office:value-type="float" office:value="1331" table:formula="of:=[.D25]*[.C25]" table:style-name="ce2">
            <text:p>1331</text:p>
          </table:table-cell>
          <table:table-cell office:value-type="float" office:value="1453" table:formula="of:=[.$D$5]*[.E25]+[.$D$6]*[.D25]+[.$D$7]*[.C25]+[.$D$8]*[.B25]" table:style-name="ce2">
            <text:p>1453</text:p>
          </table:table-cell>
          <table:table-cell table:style-name="ce2"/>
          <table:table-cell office:value-type="float" office:value="1996.5" table:formula="of:=[.$H$5]*[.E25]" table:style-name="ce5">
            <text:p>1997</text:p>
          </table:table-cell>
          <table:table-cell office:value-type="float" office:value="4325.75" table:formula="of:=[.$H$9]*[.E25]" table:style-name="ce5">
            <text:p>4326</text:p>
          </table:table-cell>
          <table:table-cell table:style-name="ce2"/>
          <table:table-cell office:value-type="float" office:value="-1330" table:formula="of:=[.$D$7]*[.C25] + [.$D$8]*[.B25]" table:style-name="ce1">
            <text:p>-1330</text:p>
          </table:table-cell>
          <table:table-cell office:value-type="float" office:value="-1103.7829485591189" table:formula="of:=[.$D$7]*LOG([.C25]; 2)+[.$D$8]*[.B25]" table:style-name="ce1">
            <text:p>-1103.782949</text:p>
          </table:table-cell>
          <table:table-cell office:value-type="float" office:value="-1484.3204266092216" table:formula="of:=[.$D$6] * [.C25] * LOG([.C25];2) + [.$D$7] * LOG([.C25];2) + [.$D$8] * [.B25]" table:style-name="ce1">
            <text:p>-1484.320427</text:p>
          </table:table-cell>
          <table:table-cell office:value-type="float" office:value="-2540" table:formula="of:=[.$D$6] * [.D25] + [.$D$7] * [.C25] + [.$D$8] * [.B25]" table:style-name="ce1">
            <text:p>-25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144" table:formula="of:=[.C26]*[.C26]" table:style-name="ce2">
            <text:p>144</text:p>
          </table:table-cell>
          <table:table-cell office:value-type="float" office:value="1728" table:formula="of:=[.D26]*[.C26]" table:style-name="ce2">
            <text:p>1728</text:p>
          </table:table-cell>
          <table:table-cell office:value-type="float" office:value="2384" table:formula="of:=[.$D$5]*[.E26]+[.$D$6]*[.D26]+[.$D$7]*[.C26]+[.$D$8]*[.B26]" table:style-name="ce2">
            <text:p>2384</text:p>
          </table:table-cell>
          <table:table-cell table:style-name="ce2"/>
          <table:table-cell office:value-type="float" office:value="2592" table:formula="of:=[.$H$5]*[.E26]" table:style-name="ce5">
            <text:p>2592</text:p>
          </table:table-cell>
          <table:table-cell office:value-type="float" office:value="5616" table:formula="of:=[.$H$9]*[.E26]" table:style-name="ce5">
            <text:p>5616</text:p>
          </table:table-cell>
          <table:table-cell table:style-name="ce2"/>
          <table:table-cell office:value-type="float" office:value="-1360" table:formula="of:=[.$D$7]*[.C26] + [.$D$8]*[.B26]" table:style-name="ce1">
            <text:p>-1360</text:p>
          </table:table-cell>
          <table:table-cell office:value-type="float" office:value="-1107.5488750216348" table:formula="of:=[.$D$7]*LOG([.C26]; 2)+[.$D$8]*[.B26]" table:style-name="ce1">
            <text:p>-1107.548875</text:p>
          </table:table-cell>
          <table:table-cell office:value-type="float" office:value="-1537.7443751081735" table:formula="of:=[.$D$6] * [.C26] * LOG([.C26];2) + [.$D$7] * LOG([.C26];2) + [.$D$8] * [.B26]" table:style-name="ce1">
            <text:p>-1537.744375</text:p>
          </table:table-cell>
          <table:table-cell office:value-type="float" office:value="-2800" table:formula="of:=[.$D$6] * [.D26] + [.$D$7] * [.C26] + [.$D$8] * [.B26]" table:style-name="ce1">
            <text:p>-28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69" table:formula="of:=[.C27]*[.C27]" table:style-name="ce2">
            <text:p>169</text:p>
          </table:table-cell>
          <table:table-cell office:value-type="float" office:value="2197" table:formula="of:=[.D27]*[.C27]" table:style-name="ce2">
            <text:p>2197</text:p>
          </table:table-cell>
          <table:table-cell office:value-type="float" office:value="3511" table:formula="of:=[.$D$5]*[.E27]+[.$D$6]*[.D27]+[.$D$7]*[.C27]+[.$D$8]*[.B27]" table:style-name="ce2">
            <text:p>3511</text:p>
          </table:table-cell>
          <table:table-cell table:style-name="ce2"/>
          <table:table-cell office:value-type="float" office:value="3295.5" table:formula="of:=[.$H$5]*[.E27]" table:style-name="ce5">
            <text:p>3296</text:p>
          </table:table-cell>
          <table:table-cell office:value-type="float" office:value="7140.25" table:formula="of:=[.$H$9]*[.E27]" table:style-name="ce5">
            <text:p>7140</text:p>
          </table:table-cell>
          <table:table-cell table:style-name="ce2"/>
          <table:table-cell office:value-type="float" office:value="-1390" table:formula="of:=[.$D$7]*[.C27] + [.$D$8]*[.B27]" table:style-name="ce1">
            <text:p>-1390</text:p>
          </table:table-cell>
          <table:table-cell office:value-type="float" office:value="-1111.0131915442328" table:formula="of:=[.$D$7]*LOG([.C27]; 2)+[.$D$8]*[.B27]" table:style-name="ce1">
            <text:p>-1111.013192</text:p>
          </table:table-cell>
          <table:table-cell office:value-type="float" office:value="-1592.0703549025748" table:formula="of:=[.$D$6] * [.C27] * LOG([.C27];2) + [.$D$7] * LOG([.C27];2) + [.$D$8] * [.B27]" table:style-name="ce1">
            <text:p>-1592.070355</text:p>
          </table:table-cell>
          <table:table-cell office:value-type="float" office:value="-3080" table:formula="of:=[.$D$6] * [.D27] + [.$D$7] * [.C27] + [.$D$8] * [.B27]" table:style-name="ce1">
            <text:p>-30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96" table:formula="of:=[.C28]*[.C28]" table:style-name="ce2">
            <text:p>196</text:p>
          </table:table-cell>
          <table:table-cell office:value-type="float" office:value="2744" table:formula="of:=[.D28]*[.C28]" table:style-name="ce2">
            <text:p>2744</text:p>
          </table:table-cell>
          <table:table-cell office:value-type="float" office:value="4852" table:formula="of:=[.$D$5]*[.E28]+[.$D$6]*[.D28]+[.$D$7]*[.C28]+[.$D$8]*[.B28]" table:style-name="ce2">
            <text:p>4852</text:p>
          </table:table-cell>
          <table:table-cell table:style-name="ce2"/>
          <table:table-cell office:value-type="float" office:value="4116" table:formula="of:=[.$H$5]*[.E28]" table:style-name="ce5">
            <text:p>4116</text:p>
          </table:table-cell>
          <table:table-cell office:value-type="float" office:value="8918" table:formula="of:=[.$H$9]*[.E28]" table:style-name="ce5">
            <text:p>8918</text:p>
          </table:table-cell>
          <table:table-cell table:style-name="ce2"/>
          <table:table-cell office:value-type="float" office:value="-1420" table:formula="of:=[.$D$7]*[.C28] + [.$D$8]*[.B28]" table:style-name="ce1">
            <text:p>-1420</text:p>
          </table:table-cell>
          <table:table-cell office:value-type="float" office:value="-1114.2206476617282" table:formula="of:=[.$D$7]*LOG([.C28]; 2)+[.$D$8]*[.B28]" table:style-name="ce1">
            <text:p>-1114.220648</text:p>
          </table:table-cell>
          <table:table-cell office:value-type="float" office:value="-1647.2503367497925" table:formula="of:=[.$D$6] * [.C28] * LOG([.C28];2) + [.$D$7] * LOG([.C28];2) + [.$D$8] * [.B28]" table:style-name="ce1">
            <text:p>-1647.250337</text:p>
          </table:table-cell>
          <table:table-cell office:value-type="float" office:value="-3380" table:formula="of:=[.$D$6] * [.D28] + [.$D$7] * [.C28] + [.$D$8] * [.B28]" table:style-name="ce1">
            <text:p>-33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225" table:formula="of:=[.C29]*[.C29]" table:style-name="ce2">
            <text:p>225</text:p>
          </table:table-cell>
          <table:table-cell office:value-type="float" office:value="3375" table:formula="of:=[.D29]*[.C29]" table:style-name="ce2">
            <text:p>3375</text:p>
          </table:table-cell>
          <table:table-cell office:value-type="float" office:value="6425" table:formula="of:=[.$D$5]*[.E29]+[.$D$6]*[.D29]+[.$D$7]*[.C29]+[.$D$8]*[.B29]" table:style-name="ce2">
            <text:p>6425</text:p>
          </table:table-cell>
          <table:table-cell table:style-name="ce2"/>
          <table:table-cell office:value-type="float" office:value="5062.5" table:formula="of:=[.$H$5]*[.E29]" table:style-name="ce5">
            <text:p>5063</text:p>
          </table:table-cell>
          <table:table-cell office:value-type="float" office:value="10968.75" table:formula="of:=[.$H$9]*[.E29]" table:style-name="ce5">
            <text:p>10969</text:p>
          </table:table-cell>
          <table:table-cell table:style-name="ce2"/>
          <table:table-cell office:value-type="float" office:value="-1450" table:formula="of:=[.$D$7]*[.C29] + [.$D$8]*[.B29]" table:style-name="ce1">
            <text:p>-1450</text:p>
          </table:table-cell>
          <table:table-cell office:value-type="float" office:value="-1117.2067178682555" table:formula="of:=[.$D$7]*LOG([.C29]; 2)+[.$D$8]*[.B29]" table:style-name="ce1">
            <text:p>-1117.206718</text:p>
          </table:table-cell>
          <table:table-cell office:value-type="float" office:value="-1703.2403072095333" table:formula="of:=[.$D$6] * [.C29] * LOG([.C29];2) + [.$D$7] * LOG([.C29];2) + [.$D$8] * [.B29]" table:style-name="ce1">
            <text:p>-1703.240307</text:p>
          </table:table-cell>
          <table:table-cell office:value-type="float" office:value="-3700" table:formula="of:=[.$D$6] * [.D29] + [.$D$7] * [.C29] + [.$D$8] * [.B29]" table:style-name="ce1">
            <text:p>-37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56" table:formula="of:=[.C30]*[.C30]" table:style-name="ce2">
            <text:p>256</text:p>
          </table:table-cell>
          <table:table-cell office:value-type="float" office:value="4096" table:formula="of:=[.D30]*[.C30]" table:style-name="ce2">
            <text:p>4096</text:p>
          </table:table-cell>
          <table:table-cell office:value-type="float" office:value="8248" table:formula="of:=[.$D$5]*[.E30]+[.$D$6]*[.D30]+[.$D$7]*[.C30]+[.$D$8]*[.B30]" table:style-name="ce2">
            <text:p>8248</text:p>
          </table:table-cell>
          <table:table-cell table:style-name="ce2"/>
          <table:table-cell office:value-type="float" office:value="6144" table:formula="of:=[.$H$5]*[.E30]" table:style-name="ce5">
            <text:p>6144</text:p>
          </table:table-cell>
          <table:table-cell office:value-type="float" office:value="13312" table:formula="of:=[.$H$9]*[.E30]" table:style-name="ce5">
            <text:p>13312</text:p>
          </table:table-cell>
          <table:table-cell table:style-name="ce2"/>
          <table:table-cell office:value-type="float" office:value="-1480" table:formula="of:=[.$D$7]*[.C30] + [.$D$8]*[.B30]" table:style-name="ce1">
            <text:p>-1480</text:p>
          </table:table-cell>
          <table:table-cell office:value-type="float" office:value="-1120" table:formula="of:=[.$D$7]*LOG([.C30]; 2)+[.$D$8]*[.B30]" table:style-name="ce1">
            <text:p>-1120</text:p>
          </table:table-cell>
          <table:table-cell office:value-type="float" office:value="-1760" table:formula="of:=[.$D$6] * [.C30] * LOG([.C30];2) + [.$D$7] * LOG([.C30];2) + [.$D$8] * [.B30]" table:style-name="ce1">
            <text:p>-1760</text:p>
          </table:table-cell>
          <table:table-cell office:value-type="float" office:value="-4040" table:formula="of:=[.$D$6] * [.D30] + [.$D$7] * [.C30] + [.$D$8] * [.B30]" table:style-name="ce1">
            <text:p>-40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89" table:formula="of:=[.C31]*[.C31]" table:style-name="ce2">
            <text:p>289</text:p>
          </table:table-cell>
          <table:table-cell office:value-type="float" office:value="4913" table:formula="of:=[.D31]*[.C31]" table:style-name="ce2">
            <text:p>4913</text:p>
          </table:table-cell>
          <table:table-cell office:value-type="float" office:value="10339" table:formula="of:=[.$D$5]*[.E31]+[.$D$6]*[.D31]+[.$D$7]*[.C31]+[.$D$8]*[.B31]" table:style-name="ce2">
            <text:p>10339</text:p>
          </table:table-cell>
          <table:table-cell table:style-name="ce2"/>
          <table:table-cell office:value-type="float" office:value="7369.5" table:formula="of:=[.$H$5]*[.E31]" table:style-name="ce5">
            <text:p>7370</text:p>
          </table:table-cell>
          <table:table-cell office:value-type="float" office:value="15967.25" table:formula="of:=[.$H$9]*[.E31]" table:style-name="ce5">
            <text:p>15967</text:p>
          </table:table-cell>
          <table:table-cell table:style-name="ce2"/>
          <table:table-cell office:value-type="float" office:value="-1510" table:formula="of:=[.$D$7]*[.C31] + [.$D$8]*[.B31]" table:style-name="ce1">
            <text:p>-1510</text:p>
          </table:table-cell>
          <table:table-cell office:value-type="float" office:value="-1122.6238852375102" table:formula="of:=[.$D$7]*LOG([.C31]; 2)+[.$D$8]*[.B31]" table:style-name="ce1">
            <text:p>-1122.623885</text:p>
          </table:table-cell>
          <table:table-cell office:value-type="float" office:value="-1817.492568250068" table:formula="of:=[.$D$6] * [.C31] * LOG([.C31];2) + [.$D$7] * LOG([.C31];2) + [.$D$8] * [.B31]" table:style-name="ce1">
            <text:p>-1817.492568</text:p>
          </table:table-cell>
          <table:table-cell office:value-type="float" office:value="-4400" table:formula="of:=[.$D$6] * [.D31] + [.$D$7] * [.C31] + [.$D$8] * [.B31]" table:style-name="ce1">
            <text:p>-44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324" table:formula="of:=[.C32]*[.C32]" table:style-name="ce2">
            <text:p>324</text:p>
          </table:table-cell>
          <table:table-cell office:value-type="float" office:value="5832" table:formula="of:=[.D32]*[.C32]" table:style-name="ce2">
            <text:p>5832</text:p>
          </table:table-cell>
          <table:table-cell office:value-type="float" office:value="12716" table:formula="of:=[.$D$5]*[.E32]+[.$D$6]*[.D32]+[.$D$7]*[.C32]+[.$D$8]*[.B32]" table:style-name="ce2">
            <text:p>12716</text:p>
          </table:table-cell>
          <table:table-cell table:style-name="ce2"/>
          <table:table-cell office:value-type="float" office:value="8748" table:formula="of:=[.$H$5]*[.E32]" table:style-name="ce5">
            <text:p>8748</text:p>
          </table:table-cell>
          <table:table-cell office:value-type="float" office:value="18954" table:formula="of:=[.$H$9]*[.E32]" table:style-name="ce5">
            <text:p>18954</text:p>
          </table:table-cell>
          <table:table-cell table:style-name="ce2"/>
          <table:table-cell office:value-type="float" office:value="-1540" table:formula="of:=[.$D$7]*[.C32] + [.$D$8]*[.B32]" table:style-name="ce1">
            <text:p>-1540</text:p>
          </table:table-cell>
          <table:table-cell office:value-type="float" office:value="-1125.0977500432693" table:formula="of:=[.$D$7]*LOG([.C32]; 2)+[.$D$8]*[.B32]" table:style-name="ce1">
            <text:p>-1125.09775</text:p>
          </table:table-cell>
          <table:table-cell office:value-type="float" office:value="-1875.6842503028856" table:formula="of:=[.$D$6] * [.C32] * LOG([.C32];2) + [.$D$7] * LOG([.C32];2) + [.$D$8] * [.B32]" table:style-name="ce1">
            <text:p>-1875.68425</text:p>
          </table:table-cell>
          <table:table-cell office:value-type="float" office:value="-4780" table:formula="of:=[.$D$6] * [.D32] + [.$D$7] * [.C32] + [.$D$8] * [.B32]" table:style-name="ce1">
            <text:p>-47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361" table:formula="of:=[.C33]*[.C33]" table:style-name="ce2">
            <text:p>361</text:p>
          </table:table-cell>
          <table:table-cell office:value-type="float" office:value="6859" table:formula="of:=[.D33]*[.C33]" table:style-name="ce2">
            <text:p>6859</text:p>
          </table:table-cell>
          <table:table-cell office:value-type="float" office:value="15397" table:formula="of:=[.$D$5]*[.E33]+[.$D$6]*[.D33]+[.$D$7]*[.C33]+[.$D$8]*[.B33]" table:style-name="ce2">
            <text:p>15397</text:p>
          </table:table-cell>
          <table:table-cell table:style-name="ce2"/>
          <table:table-cell office:value-type="float" office:value="10288.5" table:formula="of:=[.$H$5]*[.E33]" table:style-name="ce5">
            <text:p>10289</text:p>
          </table:table-cell>
          <table:table-cell office:value-type="float" office:value="22291.75" table:formula="of:=[.$H$9]*[.E33]" table:style-name="ce5">
            <text:p>22292</text:p>
          </table:table-cell>
          <table:table-cell table:style-name="ce2"/>
          <table:table-cell office:value-type="float" office:value="-1570" table:formula="of:=[.$D$7]*[.C33] + [.$D$8]*[.B33]" table:style-name="ce1">
            <text:p>-1570</text:p>
          </table:table-cell>
          <table:table-cell office:value-type="float" office:value="-1127.4378254033077" table:formula="of:=[.$D$7]*LOG([.C33]; 2)+[.$D$8]*[.B33]" table:style-name="ce1">
            <text:p>-1127.437825</text:p>
          </table:table-cell>
          <table:table-cell office:value-type="float" office:value="-1934.5440529575887" table:formula="of:=[.$D$6] * [.C33] * LOG([.C33];2) + [.$D$7] * LOG([.C33];2) + [.$D$8] * [.B33]" table:style-name="ce1">
            <text:p>-1934.544053</text:p>
          </table:table-cell>
          <table:table-cell office:value-type="float" office:value="-5180" table:formula="of:=[.$D$6] * [.D33] + [.$D$7] * [.C33] + [.$D$8] * [.B33]" table:style-name="ce1">
            <text:p>-51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400" table:formula="of:=[.C34]*[.C34]" table:style-name="ce2">
            <text:p>400</text:p>
          </table:table-cell>
          <table:table-cell office:value-type="float" office:value="8000" table:formula="of:=[.D34]*[.C34]" table:style-name="ce2">
            <text:p>8000</text:p>
          </table:table-cell>
          <table:table-cell office:value-type="float" office:value="18400" table:formula="of:=[.$D$5]*[.E34]+[.$D$6]*[.D34]+[.$D$7]*[.C34]+[.$D$8]*[.B34]" table:style-name="ce2">
            <text:p>18400</text:p>
          </table:table-cell>
          <table:table-cell table:style-name="ce2"/>
          <table:table-cell office:value-type="float" office:value="12000" table:formula="of:=[.$H$5]*[.E34]" table:style-name="ce5">
            <text:p>12000</text:p>
          </table:table-cell>
          <table:table-cell office:value-type="float" office:value="26000" table:formula="of:=[.$H$9]*[.E34]" table:style-name="ce5">
            <text:p>26000</text:p>
          </table:table-cell>
          <table:table-cell table:style-name="ce2"/>
          <table:table-cell office:value-type="float" office:value="-1600" table:formula="of:=[.$D$7]*[.C34] + [.$D$8]*[.B34]" table:style-name="ce1">
            <text:p>-1600</text:p>
          </table:table-cell>
          <table:table-cell office:value-type="float" office:value="-1129.657842846621" table:formula="of:=[.$D$7]*LOG([.C34]; 2)+[.$D$8]*[.B34]" table:style-name="ce1">
            <text:p>-1129.657843</text:p>
          </table:table-cell>
          <table:table-cell office:value-type="float" office:value="-1994.0434618240934" table:formula="of:=[.$D$6] * [.C34] * LOG([.C34];2) + [.$D$7] * LOG([.C34];2) + [.$D$8] * [.B34]" table:style-name="ce1">
            <text:p>-1994.043462</text:p>
          </table:table-cell>
          <table:table-cell office:value-type="float" office:value="-5600" table:formula="of:=[.$D$6] * [.D34] + [.$D$7] * [.C34] + [.$D$8] * [.B34]" table:style-name="ce1">
            <text:p>-5600</text:p>
          </table:table-cell>
          <table:table-cell table:number-columns-repeated="16370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>
            <draw:frame draw:z-index="1" draw:id="id0" draw:style-name="a0" draw:name="Chart 1" svg:x="0.8713in" svg:y="0.0126in" svg:width="9.1795in" svg:height="5.68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Mark Lehr</meta:initial-creator>
    <dc:creator>Ire Dairo</dc:creator>
    <meta:creation-date>2021-09-15T18:27:26Z</meta:creation-date>
    <dc:date>2025-04-20T19:04:18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-600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4167in" svg:stroke-color="#0c8bbc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09.211968503937pt" svg:width="660.923937007874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and First Order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-&gt; Size of Array to Analyze</text:p>
            </chart:title>
            <chart:grid chart:class="major" chart:style-name="GMa1"/>
          </chart:axis>
          <chart:series chart:values-cell-range-address="Example.$K$15:.$K$34" chart:class="chart:scatter" chart:attached-axis="primary-y" chart:style-name="G0S0">
            <chart:domain table:cell-range-address="Example.$C$15:.$C$34"/>
            <chart:data-point chart:repeated="20"/>
          </chart:series>
          <chart:series chart:values-cell-range-address="Example.$L$15:.$L$34" chart:class="chart:scatter" chart:attached-axis="primary-y" chart:style-name="G0S1">
            <chart:domain table:cell-range-address="Example.$C$15:.$C$34"/>
            <chart:data-point chart:repeated="20"/>
          </chart:series>
          <chart:series chart:values-cell-range-address="Example.$M$15:.$M$34" chart:class="chart:scatter" chart:attached-axis="primary-y" chart:style-name="G0S2">
            <chart:domain table:cell-range-address="Example.$C$15:.$C$34"/>
            <chart:data-point chart:repeated="20"/>
          </chart:series>
          <chart:series chart:values-cell-range-address="Example.$N$15:.$N$34" chart:class="chart:scatter" chart:attached-axis="primary-y" chart:style-name="G0S3">
            <chart:domain table:cell-range-address="Example.$C$15:.$C$34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